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4-5)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Youngstown St. (4-5)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17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.03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43</text:p>
          </table:table-cell>
          <table:table-cell office:value-type="string">
            <text:p>.25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7</text:p>
          </table:table-cell>
          <table:table-cell office:value-type="string">
            <text:p>.40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.300</text:p>
          </table:table-cell>
        </table:table-row>
        <table:table-row>
          <table:table-cell office:value-type="string">
            <text:p>Youngstown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.20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21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37</text:p>
          </table:table-cell>
          <table:table-cell office:value-type="string">
            <text:p>.10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143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4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45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29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39</text:p>
          </table:table-cell>
          <table:table-cell office:value-type="string">
            <text:p>.28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.2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16</text:p>
          </table:table-cell>
          <table:table-cell office:value-type="string">
            <text:p>142</text:p>
          </table:table-cell>
          <table:table-cell office:value-type="string">
            <text:p>.246</text:p>
          </table:table-cell>
          <table:table-cell office:value-type="string">
            <text:p>51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64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5.0</text:p>
          </table:table-cell>
        </table:table-row>
      </table:table>
      <table:table table:name="Sheet 3">
        <table:table-row>
          <table:table-cell office:value-type="string">
            <text:p>Youngstown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Lauren Blanco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Dana Borsz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rketa Plesingrova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2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Libbie Darling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Erin Kalahar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.07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Heather Splinter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rgaux Thompson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31</text:p>
          </table:table-cell>
          <table:table-cell office:value-type="string">
            <text:p>.12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arah Varcolla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organ Tippie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1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Sam Brown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26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0</text:p>
          </table:table-cell>
          <table:table-cell office:value-type="string">
            <text:p>25</text:p>
          </table:table-cell>
          <table:table-cell office:value-type="string">
            <text:p>148</text:p>
          </table:table-cell>
          <table:table-cell office:value-type="string">
            <text:p>.169</text:p>
          </table:table-cell>
          <table:table-cell office:value-type="string">
            <text:p>48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5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